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3.56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3.56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88e96a"/>
    </style:style>
    <style:style style:name="P3" style:family="paragraph" style:parent-style-name="Standard">
      <style:text-properties style:font-name="Cantarell" officeooo:paragraph-rsid="008c014f"/>
    </style:style>
    <style:style style:name="P4" style:family="paragraph" style:parent-style-name="Standard">
      <style:text-properties style:font-name="Cantarell" fo:font-size="10pt" officeooo:paragraph-rsid="0092a328" style:font-size-asian="10pt" style:font-size-complex="10pt"/>
    </style:style>
    <style:style style:name="P5" style:family="paragraph" style:parent-style-name="Standard">
      <style:text-properties style:font-name="Cantarell" fo:font-size="10pt" fo:font-weight="normal" officeooo:paragraph-rsid="0092a3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8f8d6d" officeooo:paragraph-rsid="0092a328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8f8d6d" officeooo:paragraph-rsid="0092a328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ntarell"/>
    </style:style>
    <style:style style:name="P14" style:family="paragraph" style:parent-style-name="Table_20_Contents">
      <style:paragraph-properties fo:text-align="start" style:justify-single-word="false"/>
      <style:text-properties style:font-name="Cantarell" fo:font-size="10pt" officeooo:rsid="0092a328" officeooo:paragraph-rsid="0092a32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ntarell" fo:font-size="10pt" officeooo:rsid="0092a328" officeooo:paragraph-rsid="0092a328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ntarell" fo:font-size="10pt" officeooo:rsid="009a671d" officeooo:paragraph-rsid="009a671d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paragraph-rsid="005af146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336666" style:font-name="Cantarell" fo:font-size="14pt" fo:font-weight="bold" officeooo:rsid="008f8d6d" officeooo:paragraph-rsid="009a2e6f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4pt" fo:font-weight="bold" officeooo:rsid="008f8d6d" officeooo:paragraph-rsid="009a2e6f" fo:background-color="transparent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0pt" officeooo:paragraph-rsid="008f8d6d" fo:background-color="transparent" style:font-size-asian="10pt" style:font-size-complex="10pt"/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0pt" officeooo:rsid="008f8d6d" officeooo:paragraph-rsid="009f4905" fo:background-color="transparent" style:font-size-asian="10pt" style:font-size-complex="10pt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0pt" officeooo:rsid="008f8d6d" officeooo:paragraph-rsid="00a06a27" fo:background-color="transparent" style:font-size-asian="10pt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ntarell" fo:font-size="10pt" officeooo:paragraph-rsid="008fbdc8" style:font-size-asian="10pt" style:font-size-complex="10pt"/>
    </style:style>
    <style:style style:name="P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0pt" fo:font-weight="bold" officeooo:rsid="005af146" officeooo:paragraph-rsid="00a06a27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fo:background-color="transparent" loext:char-shading-value="0" style:font-weight-asian="bold" style:font-weight-complex="bold"/>
    </style:style>
    <style:style style:name="T4" style:family="text">
      <style:text-properties fo:color="#000000" officeooo:rsid="005af14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8fd1" style:font-weight-asian="bold" style:font-weight-complex="bold"/>
    </style:style>
    <style:style style:name="T7" style:family="text">
      <style:text-properties fo:font-weight="bold" officeooo:rsid="0088e96a" style:font-weight-asian="bold" style:font-weight-complex="bold"/>
    </style:style>
    <style:style style:name="T8" style:family="text">
      <style:text-properties fo:font-weight="bold" officeooo:rsid="005af146" style:font-weight-asian="bold" style:font-weight-complex="bold"/>
    </style:style>
    <style:style style:name="T9" style:family="text">
      <style:text-properties officeooo:rsid="0088e96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f1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healthservice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5"><text:span text:style-name="T7">Health Service</text:span><text:span text:style-name="T5"> ID :</text:span> <text:span text:style-name="T3"><text:placeholder text:placeholder-type="text">&lt;healthservice.name&gt;</text:placeholder></text:span></text:p>
            <text:p text:style-name="P22"><text:span text:style-name="T7">D</text:span><text:span text:style-name="T5">ate</text:span> : <text:span text:style-name="T5"><text:placeholder text:placeholder-type="text">&lt;healthservice.service_date&gt;</text:placeholder></text:span></text:p>
            <text:p text:style-name="P23"><text:span text:style-name="T8">Institution : </text:span><text:span text:style-name="T8"><text:placeholder text:placeholder-type="text">&lt;healthservice.institution.rec_name&gt;</text:placeholder></text:span></text:p>
            <text:p text:style-name="P24"><text:span text:style-name="T5">Invoice to :</text:span><text:span text:style-name="T10"><text:placeholder text:placeholder-type="text">&lt;if test="healthservice.invoice_to"&gt;</text:placeholder></text:span><text:span text:style-name="T10"> </text:span><text:span text:style-name="T11"><text:placeholder text:placeholder-type="text">&lt;healthservice.invoice_to.rec_name or ''&gt;</text:placeholder></text:span><text:span text:style-name="T11"><text:placeholder text:placeholder-type="text">&lt;/if&gt;</text:placeholder></text:span></text:p>
            <text:p text:style-name="P26"/>
          </table:table-cell>
          <table:table-cell table:style-name="Tabla1.B1" office:value-type="string">
            <text:p text:style-name="P17"><text:span text:style-name="T5">Patient : </text:span><text:span text:style-name="T5"><text:placeholder text:placeholder-type="text">&lt;healthservice.patient.rec_name or ''&gt;</text:placeholder></text:span></text:p>
            <text:p text:style-name="P19"><text:span text:style-name="T2">PUID</text:span><text:span text:style-name="T1"> : </text:span><text:span text:style-name="T1"><text:placeholder text:placeholder-type="text">&lt;healthservice.patient.name.ref or ''&gt;</text:placeholder></text:span></text:p>
            <text:p text:style-name="P13"/>
          </table:table-cell>
        </table:table-row>
        <table:table-row>
          <table:table-cell table:style-name="Tabla1.A2" office:value-type="string">
            <text:p text:style-name="P20">Description</text:p>
            <text:p text:style-name="P21"><text:placeholder text:placeholder-type="text">&lt;healthservice.desc&gt;</text:placeholder></text:p>
          </table:table-cell>
          <table:table-cell table:style-name="Tabla1.B2" office:value-type="string">
            <text:p text:style-name="P12">Patient Contact Information</text:p>
            <text:p text:style-name="P11"/>
            <text:p text:style-name="P7"><text:placeholder text:placeholder-type="text">&lt;if test="healthservice.patient.name.du"&gt;</text:placeholder></text:p>
            <text:p text:style-name="P18"><text:span text:style-name="T2">Address</text:span><text:span text:style-name="T1"> : </text:span><text:span text:style-name="T1"><text:placeholder text:placeholder-type="text">&lt;healthservice.patient.name.du.address_street or ''&gt;</text:placeholder></text:span><text:span text:style-name="T1"> // </text:span><text:span text:style-name="T4"><text:placeholder text:placeholder-type="text">&lt;healthservice.patient.name.du.address_city or ''&gt;</text:placeholder></text:span></text:p>
            <text:p text:style-name="P8"><text:placeholder text:placeholder-type="text">&lt;/if&gt;</text:placeholder></text:p>
            <text:p text:style-name="P11"><text:span text:style-name="T5">Tel</text:span> : <text:placeholder text:placeholder-type="text">&lt;healthservice.patient.name.phone or ''&gt;</text:placeholder></text:p>
            <text:p text:style-name="P11"><text:span text:style-name="T5">e</text:span><text:span text:style-name="T6">-</text:span><text:span text:style-name="T5">mail</text:span> : <text:placeholder text:placeholder-type="text">&lt;healthservice.patient.name.email or ''&gt;</text:placeholder></text:p>
          </table:table-cell>
        </table:table-row>
      </table:table>
      <text:p text:style-name="P1"/>
      <text:p text:style-name="P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14">Invoice</text:p>
          </table:table-cell>
          <table:table-cell table:style-name="Table2.A1" office:value-type="string">
            <text:p text:style-name="P16">Service</text:p>
          </table:table-cell>
          <table:table-cell table:style-name="Table2.A1" office:value-type="string">
            <text:p text:style-name="P15">Qty</text:p>
          </table:table-cell>
          <table:table-cell table:style-name="Table2.A1" office:value-type="string">
            <text:p text:style-name="P15">From</text:p>
          </table:table-cell>
          <table:table-cell table:style-name="Table2.E1" office:value-type="string">
            <text:p text:style-name="P15">To</text:p>
          </table:table-cell>
        </table:table-row>
      </table:table>
      <text:p text:style-name="P5"><text:placeholder text:placeholder-type="text">&lt;for each="line in healthservice.service_line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9"><text:placeholder text:placeholder-type="text">&lt;line.to_invoice&gt;</text:placeholder></text:p>
          </table:table-cell>
          <table:table-cell table:style-name="Table1.A1" office:value-type="string">
            <text:p text:style-name="P10"><text:placeholder text:placeholder-type="text">&lt;line.desc&gt;</text:placeholder></text:p>
          </table:table-cell>
          <table:table-cell table:style-name="Table1.A1" office:value-type="string">
            <text:p text:style-name="P9"><text:placeholder text:placeholder-type="text">&lt;line.qty&gt;</text:placeholder></text:p>
          </table:table-cell>
          <table:table-cell table:style-name="Table1.A1" office:value-type="string">
            <text:p text:style-name="P10"><text:placeholder text:placeholder-type="text">&lt;line.from_date&gt;</text:placeholder></text:p>
          </table:table-cell>
          <table:table-cell table:style-name="Table1.E1" office:value-type="string">
            <text:p text:style-name="P10"><text:placeholder text:placeholder-type="text">&lt;line.to_date&gt;</text:placeholder></text:p>
          </table:table-cell>
        </table:table-row>
      </table:table>
      <text:p text:style-name="P2"><text:placeholder text:placeholder-type="text">&lt;/for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5-04T11:39:13.708535790</dc:date>
    <meta:editing-duration>P4DT19H25M21S</meta:editing-duration>
    <meta:editing-cycles>248</meta:editing-cycles>
    <meta:generator>LibreOffice/4.3.7.2$FreeBSD_X86_64 LibreOffice_project/430m0$Build-2</meta:generator>
    <meta:document-statistic meta:table-count="3" meta:image-count="0" meta:object-count="0" meta:page-count="2" meta:paragraph-count="28" meta:word-count="75" meta:character-count="815" meta:non-whitespace-character-count="768"/>
  </office:meta>
</office:document-meta>
</file>